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/>
    </style:style>
    <style:style style:name="P4" style:family="paragraph" style:parent-style-name="Standard" style:list-style-name="L1">
      <style:text-properties style:font-name="Verdan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ópicos para Questionamento</text:p>
      <text:p text:style-name="P3">Sistema XYZ – versão 000</text:p>
      <text:p text:style-name="P1"/>
      <text:p text:style-name="P1"/>
      <text:p text:style-name="P1">O objetivo deste questionário é sugerir alguns tópicos a serem discutidos em uma sessão de questionamento do participante após a realização do teste do protótipo do sistema do Sistema XYZ versão 000.</text:p>
      <text:p text:style-name="P1"/>
      <text:p text:style-name="P1">Discussões a serem levantadas:</text:p>
      <text:p text:style-name="P1"/>
      <text:list xml:id="list95931274" text:style-name="L1">
        <text:list-item>
          <text:list>
            <text:list-item>
              <text:p text:style-name="P4">Você acha que outras funções são necessárias neste produto? Quais?</text:p>
            </text:list-item>
            <text:list-item>
              <text:p text:style-name="P4">Você se sentiu confuso em algum momento durante a realização dos testes? Em quais momentos?</text:p>
            </text:list-item>
            <text:list-item>
              <text:p text:style-name="P4">Você recomendaria a aquisição/utilização deste produto a alguém? Por quê?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riel Silva</meta:initial-creator>
    <meta:creation-date>2010-06-01T19:17:45</meta:creation-date>
    <dc:date>2010-06-01T19:19:50</dc:date>
    <dc:creator>Gabriel Silva</dc:creator>
    <meta:editing-duration>PT00H02M06S</meta:editing-duration>
    <meta:editing-cycles>1</meta:editing-cycles>
    <meta:generator>BrOffice.org/3.2$Linux OpenOffice.org_project/320m12$Build-9483</meta:generator>
    <meta:document-statistic meta:table-count="0" meta:image-count="0" meta:object-count="0" meta:page-count="1" meta:paragraph-count="7" meta:word-count="82" meta:character-count="525"/>
  </office:meta>
</office:document-meta>
</file>